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6.3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5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14.933cm"/>
      <style:paragraph-properties style:writing-mode="lr-tb"/>
    </style:style>
    <style:style style:name="gr4" style:family="graphic" style:parent-style-name="standard">
      <style:graphic-properties draw:stroke="none" draw:fill="none" fo:min-height="15.64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background-color="#ffff00"/>
    </style:style>
    <style:style style:name="T2" style:family="text">
      <style:text-properties fo:font-size="18pt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03cm" svg:height="27.269cm" svg:x="0.27cm" svg:y="0.595cm">
          <draw:text-box>
            <text:p text:style-name="P1">Dump of assembler code for function main():</text:p>
            <text:p text:style-name="P1"><text:s text:c="3"/>0x000000000000117a &lt;+0&gt;:<text:tab/>endbr64 </text:p>
            <text:p text:style-name="P1"><text:s text:c="3"/>0x000000000000117e &lt;+4&gt;:<text:tab/>push <text:s text:c="2"/>rbp</text:p>
            <text:p text:style-name="P1"><text:s text:c="3"/>0x000000000000117f &lt;+5&gt;:<text:tab/>mov <text:s text:c="3"/>rbp,rsp</text:p>
            <text:p text:style-name="P1"><text:s text:c="3"/>0x0000000000001182 &lt;+8&gt;:<text:tab/>sub <text:s text:c="3"/>rsp,0x10</text:p>
            <text:p text:style-name="P1"><text:s text:c="3"/>0x0000000000001186 &lt;+12&gt;:<text:tab/>mov <text:s text:c="3"/>rax,QWORD PTR fs:0x28</text:p>
            <text:p text:style-name="P1"><text:s text:c="3"/>0x000000000000118f &lt;+21&gt;:<text:tab/>mov <text:s text:c="3"/>QWORD PTR [rbp-0x8],rax</text:p>
            <text:p text:style-name="P1"><text:s text:c="3"/>0x0000000000001193 &lt;+25&gt;:<text:tab/>xor <text:s text:c="3"/>eax,eax</text:p>
            <text:p text:style-name="P1"><text:s text:c="3"/>0x0000000000001195 &lt;+27&gt;:<text:tab/>mov <text:s text:c="3"/>DWORD PTR [rbp-0x10],0xa</text:p>
            <text:p text:style-name="P1"><text:s text:c="3"/>0x000000000000119c &lt;+34&gt;:<text:tab/>mov <text:s text:c="3"/>DWORD PTR [rbp-0xc],0x14</text:p>
            <text:p text:style-name="P1"><text:s text:c="3"/>0x00000000000011a3 &lt;+41&gt;:<text:tab/>lea <text:s text:c="3"/>rdx,[rbp-0xc]</text:p>
            <text:p text:style-name="P1"><text:s text:c="3"/>0x00000000000011a7 &lt;+45&gt;:<text:tab/>lea <text:s text:c="3"/>rax,[rbp-0x10]</text:p>
            <text:p text:style-name="P1"><text:s text:c="3"/>0x00000000000011ab &lt;+49&gt;:<text:tab/>mov <text:s text:c="3"/>rsi,rdx</text:p>
            <text:p text:style-name="P1"><text:s text:c="3"/>0x00000000000011ae &lt;+52&gt;:<text:tab/>mov <text:s text:c="3"/>rdi,rax</text:p>
            <text:p text:style-name="P1"><text:s text:c="3"/>0x00000000000011b1 &lt;+55&gt;:<text:tab/>call <text:s text:c="2"/>0x1149 &lt;swapNums(int&amp;, int&amp;)&gt;</text:p>
            <text:p text:style-name="P1"><text:s text:c="3"/>0x00000000000011b6 &lt;+60&gt;:<text:tab/>mov <text:s text:c="3"/>eax,0x0</text:p>
            <text:p text:style-name="P1"><text:s text:c="3"/>0x00000000000011bb &lt;+65&gt;:<text:tab/>mov <text:s text:c="3"/>rcx,QWORD PTR [rbp-0x8]</text:p>
            <text:p text:style-name="P1"><text:s text:c="3"/>0x00000000000011bf &lt;+69&gt;:<text:tab/>xor <text:s text:c="3"/>rcx,QWORD PTR fs:0x28</text:p>
            <text:p text:style-name="P1"><text:s text:c="3"/>0x00000000000011c8 &lt;+78&gt;:<text:tab/>je <text:s text:c="4"/>0x11cf &lt;main()+85&gt;</text:p>
            <text:p text:style-name="P1"><text:s text:c="3"/>0x00000000000011ca &lt;+80&gt;:<text:tab/>call <text:s text:c="2"/>0x1050 &lt;__stack_chk_fail@plt&gt;</text:p>
            <text:p text:style-name="P1"><text:s text:c="3"/>0x00000000000011cf &lt;+85&gt;:<text:tab/>leave <text:s/></text:p>
            <text:p text:style-name="P1"><text:s text:c="3"/>0x00000000000011d0 &lt;+86&gt;:<text:tab/>ret <text:s text:c="3"/></text:p>
            <text:p text:style-name="P1">End of assembler dump.</text:p>
            <text:p text:style-name="P1"/>
            <text:p text:style-name="P1">We will add break point at swapNums() function</text:p>
            <text:p text:style-name="P1">$break * main+55</text:p>
            <text:p text:style-name="P1"/>
            <text:p text:style-name="P1">After running at main+54 we can see the values of registers</text:p>
            <text:p text:style-name="P1">[----------------------------------registers-----------------------------------]</text:p>
            <text:p text:style-name="P1"><text:span text:style-name="T1">RAX: 0x7fffffffdf60 --&gt; 0x140000000a </text:span></text:p>
            <text:p text:style-name="P1">RBX: 0x5555555551e0 (&lt;__libc_csu_init&gt;:<text:tab/>endbr64)</text:p>
            <text:p text:style-name="P1">RCX: 0x5555555551e0 (&lt;__libc_csu_init&gt;:<text:tab/>endbr64)</text:p>
            <text:p text:style-name="P1">RDX: 0x7fffffffdf64 --&gt; 0x20adb0000000014 </text:p>
            <text:p text:style-name="P1">RSI: 0x7fffffffdf64 --&gt; 0x20adb0000000014 </text:p>
            <text:p text:style-name="P1">RDI: 0x7fffffffdf60 --&gt; 0x140000000a </text:p>
            <text:p text:style-name="P1"><text:span text:style-name="T1">RBP: 0x7fffffffdf70 --&gt; 0x0 </text:span></text:p>
            <text:p text:style-name="P1"><text:span text:style-name="T1">RSP: 0x7fffffffdf60 --&gt; 0x140000000a </text:span></text:p>
            <text:p text:style-name="P1">RIP: 0x5555555551b1 (&lt;main()+55&gt;:<text:tab/>call <text:s text:c="2"/>0x555555555149 </text:p>
          </draw:text-box>
        </draw:frame>
      </draw:page>
      <draw:page draw:name="page2" draw:style-name="dp1" draw:master-page-name="Default">
        <draw:frame draw:style-name="gr2" draw:text-style-name="P4" draw:layer="layout" svg:width="20.6cm" svg:height="23.2cm" svg:x="0.5cm" svg:y="0.5cm">
          <draw:text-box>
            <text:p text:style-name="P3"><text:span text:style-name="T2">&lt;swapNums(int&amp;, int&amp;)&gt;)</text:span></text:p>
            <text:p text:style-name="P3"><text:span text:style-name="T2">R8 : 0x0 </text:span></text:p>
            <text:p text:style-name="P3"><text:span text:style-name="T2">R9 : 0x7ffff7fe0d50 (endbr64)</text:span></text:p>
            <text:p text:style-name="P3"><text:span text:style-name="T2">R10: 0x0 </text:span></text:p>
            <text:p text:style-name="P3"><text:span text:style-name="T2">R11: 0x0 </text:span></text:p>
            <text:p text:style-name="P3"><text:span text:style-name="T2">R12: 0x555555555060 (&lt;_start&gt;:</text:span><text:span text:style-name="T2"><text:tab/></text:span><text:span text:style-name="T2">endbr64)</text:span></text:p>
            <text:p text:style-name="P3"><text:span text:style-name="T2">R13: 0x7fffffffe060 --&gt; 0x1 </text:span></text:p>
            <text:p text:style-name="P3"><text:span text:style-name="T2">R14: 0x0 </text:span></text:p>
            <text:p text:style-name="P3"><text:span text:style-name="T2">R15: 0x0</text:span></text:p>
            <text:p text:style-name="P3"><text:span text:style-name="T2">EFLAGS: 0x246 (carry PARITY adjust ZERO sign trap INTERRUPT </text:span><text:span text:style-name="T2">direction overflow)</text:span></text:p>
            <text:p text:style-name="P3">We can see in the function disassembly dump that <text:span text:style-name="T1">swap function have </text:span><text:span text:style-name="T1">address of x and y</text:span></text:p>
            <text:p><text:span text:style-name="T3">If we continue running the program at the the valu8e of these variables </text:span></text:p>
            <text:p><text:span text:style-name="T3">Is changed.</text:span></text:p>
            <text:p><text:span text:style-name="T3">Note : Here the value of x and y is changed because we passed the </text:span><text:span text:style-name="T3">address of variables. This is called pass by referance.</text:span></text:p>
            <text:p><text:span text:style-name="T3"/></text:p>
            <text:p><text:span text:style-name="T3"/></text:p>
          </draw:text-box>
        </draw:frame>
        <draw:frame draw:style-name="gr3" draw:text-style-name="P2" draw:layer="layout" svg:width="22.084cm" svg:height="15.183cm" svg:x="0.316cm" svg:y="12.7cm">
          <draw:text-box>
            <text:p text:style-name="P1">[----------------------------------registers-----------------------------------]</text:p>
            <text:p text:style-name="P1">RAX: 0x7fffffffdf64 --&gt; 0x20adb0000000014 </text:p>
            <text:p text:style-name="P1">RBX: 0x5555555551e0 (&lt;__libc_csu_init&gt;:<text:tab/>endbr64)</text:p>
            <text:p text:style-name="P1">RCX: 0x5555555551e0 (&lt;__libc_csu_init&gt;:<text:tab/>endbr64)</text:p>
            <text:p text:style-name="P1">RDX: 0xa ('\n')</text:p>
            <text:p text:style-name="P1">RSI: 0x7fffffffdf64 --&gt; 0x20adb0000000014 </text:p>
            <text:p text:style-name="P1">RDI: 0x7fffffffdf60 --&gt; 0x1400000014 </text:p>
            <text:p text:style-name="P1">RBP: 0x7fffffffdf50 --&gt; 0x7fffffffdf70 --&gt; 0x0 </text:p>
            <text:p text:style-name="P1">RSP: 0x7fffffffdf50 --&gt; 0x7fffffffdf70 --&gt; 0x0 </text:p>
            <text:p text:style-name="P1">RIP: 0x555555555175 (&lt;swapNums(int&amp;, int&amp;)+44&gt;:<text:tab/>mov <text:s text:c="3"/>DWORD PTR [rax],edx)</text:p>
            <text:p text:style-name="P1">R8 : 0x0 </text:p>
            <text:p text:style-name="P1">R9 : 0x7ffff7fe0d50 (endbr64)</text:p>
            <text:p text:style-name="P1">R10: 0x0 </text:p>
            <text:p text:style-name="P1">R11: 0x0 </text:p>
            <text:p text:style-name="P1">R12: 0x555555555060 (&lt;_start&gt;:<text:tab/>endbr64)</text:p>
            <text:p text:style-name="P1">R13: 0x7fffffffe060 --&gt; 0x1 </text:p>
            <text:p text:style-name="P1">R14: 0x0 </text:p>
            <text:p text:style-name="P1">R15: 0x0</text:p>
            <text:p text:style-name="P1">EFLAGS: 0x246 (carry PARITY adjust ZERO sign trap INTERRUPT direction overflow)</text:p>
          </draw:text-box>
        </draw:frame>
      </draw:page>
      <draw:page draw:name="page3" draw:style-name="dp1" draw:master-page-name="Default">
        <draw:frame draw:style-name="gr4" draw:text-style-name="P5" draw:layer="layout" svg:width="22.084cm" svg:height="19.448cm" svg:x="0.016cm" svg:y="2cm">
          <draw:text-box>
            <text:p><text:span text:style-name="T3">Above Is the value of registers at start. And Below is the value of registers </text:span></text:p>
            <text:p><text:span text:style-name="T3">at end.</text:span></text:p>
            <text:p><text:span text:style-name="T3"/></text:p>
            <text:p><text:span text:style-name="T3"/></text:p>
            <text:p><text:span text:style-name="T3"/></text:p>
            <text:p><text:span text:style-name="T3">[----------------------------------registers-----------------------------------]</text:span></text:p>
            <text:p><text:span text:style-name="T1">RAX: 0x7fffffffdf64 --&gt; 0x20adb000000000a </text:span></text:p>
            <text:p><text:span text:style-name="T3">RBX: 0x5555555551e0 (&lt;__libc_csu_init&gt;:</text:span><text:span text:style-name="T3"><text:tab/></text:span><text:span text:style-name="T3">endbr64)</text:span></text:p>
            <text:p><text:span text:style-name="T3">RCX: 0x5555555551e0 (&lt;__libc_csu_init&gt;:</text:span><text:span text:style-name="T3"><text:tab/></text:span><text:span text:style-name="T3">endbr64)</text:span></text:p>
            <text:p><text:span text:style-name="T3">RDX: 0xa ('\n')</text:span></text:p>
            <text:p><text:span text:style-name="T3">RSI: 0x7fffffffdf64 --&gt; 0x20adb000000000a </text:span></text:p>
            <text:p><text:span text:style-name="T3">RDI: 0x7fffffffdf60 --&gt; 0xa00000014 </text:span></text:p>
            <text:p><text:span text:style-name="T3">RBP: 0x7fffffffdf50 --&gt; 0x7fffffffdf70 --&gt; 0x0 </text:span></text:p>
            <text:p><text:span text:style-name="T3">RSP: 0x7fffffffdf50 --&gt; 0x7fffffffdf70 --&gt; 0x0 </text:span></text:p>
            <text:p><text:span text:style-name="T3">RIP: 0x555555555178 (&lt;swapNums(int&amp;, int&amp;)+47&gt;:</text:span><text:span text:style-name="T3"><text:tab/></text:span><text:span text:style-name="T3">pop <text:s text:c="3"/>rbp)</text:span></text:p>
            <text:p><text:span text:style-name="T3">R8 : 0x0 </text:span></text:p>
            <text:p><text:span text:style-name="T3">R9 : 0x7ffff7fe0d50 (endbr64)</text:span></text:p>
            <text:p><text:span text:style-name="T3">R10: 0x0 </text:span></text:p>
            <text:p><text:span text:style-name="T3">R11: 0x0 </text:span></text:p>
            <text:p><text:span text:style-name="T3">R12: 0x555555555060 (&lt;_start&gt;:</text:span><text:span text:style-name="T3"><text:tab/></text:span><text:span text:style-name="T3">endbr64)</text:span></text:p>
            <text:p><text:span text:style-name="T3">R13: 0x7fffffffe060 --&gt; 0x1 </text:span></text:p>
            <text:p><text:span text:style-name="T3">R14: 0x0 </text:span></text:p>
            <text:p><text:span text:style-name="T3">R15: 0x0</text:span></text:p>
            <text:p><text:span text:style-name="T3">EFLAGS: 0x246 (carry PARITY adjust ZERO sign trap INTERRUPT </text:span></text:p>
            <text:p><text:span text:style-name="T3">direction overflow)</text:span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0:13:43.949860904</meta:creation-date>
    <dc:date>2020-11-01T21:11:25.233628710</dc:date>
    <meta:editing-duration>PT12M24S</meta:editing-duration>
    <meta:editing-cycles>3</meta:editing-cycles>
    <meta:generator>LibreOffice/6.4.6.2$Linux_X86_64 LibreOffice_project/40$Build-2</meta:generator>
    <meta:document-statistic meta:object-count="4"/>
  </office:meta>
</office:document-meta>
</file>